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text-shadow="0in 0.0277in 0.0416in #6E747A" fo:color="#156082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justify"/>
    </style:style>
  </office:automatic-styles>
  <office:body>
    <office:text text:use-soft-page-breaks="true">
      <text:p text:style-name="P1">Pagina web de videojuegos</text:p>
      <text:p text:style-name="P2"/>
      <text:p text:style-name="P3">descripción: Este va a ser la creación de un nueva pagina web de videojuego donde estará toda la información de las consolas, mando, marca y sus juegos.Tanto de los más nuevo como viejo. Que también tendrá una sección para comprar todos esos producto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GNACIO PALOMAR MAYÉN</meta:initial-creator>
    <dc:creator>IGNACIO PALOMAR MAYÉN</dc:creator>
    <meta:creation-date>2024-12-12T14:59:00Z</meta:creation-date>
    <dc:date>2024-12-12T15:05:00Z</dc:date>
    <meta:template xlink:href="Normal" xlink:type="simple"/>
    <meta:editing-cycles>1</meta:editing-cycles>
    <meta:editing-duration>PT360S</meta:editing-duration>
    <meta:document-statistic meta:page-count="1" meta:paragraph-count="1" meta:word-count="43" meta:character-count="279" meta:row-count="1" meta:non-whitespace-character-count="237"/>
  </office:meta>
</office:document-meta>
</file>